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E0000000E1F74E630643E3611.png" manifest:media-type="image/png"/>
  <manifest:file-entry manifest:full-path="Pictures/10000201000000120000000E331F6D672DE83FE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467.26pt"/>
    </style:style>
    <style:style style:name="co3" style:family="table-column">
      <style:table-column-properties fo:break-before="auto" style:column-width="342pt"/>
    </style:style>
    <style:style style:name="co4" style:family="table-column">
      <style:table-column-properties fo:break-before="auto" style:column-width="129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49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27.61pt" fo:break-before="auto" style:use-optimal-row-height="false"/>
    </style:style>
    <style:style style:name="ro7" style:family="table-row">
      <style:table-row-properties style:row-height="26.84pt" fo:break-before="auto" style:use-optimal-row-height="false"/>
    </style:style>
    <style:style style:name="ro8" style:family="table-row">
      <style:table-row-properties style:row-height="28.35pt" fo:break-before="auto" style:use-optimal-row-height="false"/>
    </style:style>
    <style:style style:name="ro9" style:family="table-row">
      <style:table-row-properties style:row-height="35.8pt" fo:break-before="auto" style:use-optimal-row-height="false"/>
    </style:style>
    <style:style style:name="ro10" style:family="table-row">
      <style:table-row-properties style:row-height="61.14pt" fo:break-before="auto" style:use-optimal-row-height="true"/>
    </style:style>
    <style:style style:name="ro11" style:family="table-row">
      <style:table-row-properties style:row-height="34.3pt" fo:break-before="auto" style:use-optimal-row-height="false"/>
    </style:style>
    <style:style style:name="ro12" style:family="table-row">
      <style:table-row-properties style:row-height="29.85pt" fo:break-before="auto" style:use-optimal-row-height="false"/>
    </style:style>
    <style:style style:name="ro13" style:family="table-row">
      <style:table-row-properties style:row-height="25.34pt" fo:break-before="auto" style:use-optimal-row-height="true"/>
    </style:style>
    <style:style style:name="ro14" style:family="table-row">
      <style:table-row-properties style:row-height="28.35pt" fo:break-before="auto" style:use-optimal-row-height="true"/>
    </style:style>
    <style:style style:name="ro15" style:family="table-row">
      <style:table-row-properties style:row-height="68.66pt" fo:break-before="auto" style:use-optimal-row-height="true"/>
    </style:style>
    <style:style style:name="ro16" style:family="table-row">
      <style:table-row-properties style:row-height="82.06pt" fo:break-before="auto" style:use-optimal-row-height="true"/>
    </style:style>
    <style:style style:name="ta1" style:family="table" style:master-page-name="PageStyle_5f_Test_20_Ca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bottom"/>
      <style:paragraph-properties fo:margin-left="0pt"/>
      <style:text-properties fo:color="#ff0000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99pt solid #000000" style:text-align-source="value-type" style:repeat-content="false" fo:wrap-option="wrap" fo:border-left="none" fo:border-right="none" fo:border-top="none" style:vertical-align="bottom"/>
      <style:paragraph-properties fo:margin-left="0pt"/>
      <style:text-properties fo:color="#0000ff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99pt solid #000000" style:text-align-source="value-type" style:repeat-content="false" fo:wrap-option="wrap" fo:border-left="0.99pt solid #000000" fo:border-right="0.99pt solid #000000" fo:border-top="none" style:vertical-align="bottom"/>
      <style:paragraph-properties fo:margin-left="0pt"/>
      <style:text-properties fo:color="#000000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99pt solid #000000" fo:background-color="#cfe2f3" style:text-align-source="value-type" style:repeat-content="false" fo:wrap-option="wrap" fo:border-left="0.99pt solid #000000" fo:border-right="none" fo:border-top="none" style:vertical-align="bottom"/>
      <style:paragraph-properties fo:margin-left="0pt"/>
      <style:text-properties fo:color="#000000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99pt solid #000000" style:text-align-source="value-type" style:repeat-content="fals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cfe2f3" style:text-align-source="value-type" style:repeat-content="false" fo:wrap-option="wrap" fo:border-left="0.99pt solid #000000" fo:border-right="none" fo:border-top="none" style:vertical-align="bottom"/>
      <style:paragraph-properties fo:margin-left="0pt"/>
      <style:text-properties style:use-window-font-color="true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99pt solid #000000" style:text-align-source="value-type" style:repeat-content="false" fo:wrap-option="wrap" fo:border-left="0.99pt solid #000000" fo:border-right="0.99pt solid #000000" fo:border-top="none" style:vertical-align="bottom"/>
      <style:paragraph-properties fo:margin-left="0pt"/>
      <style:text-properties style:use-window-font-color="true" style:text-line-through-style="none" style:text-line-through-typ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/>
    </style:style>
    <style:style style:name="ce9" style:family="table-cell" style:parent-style-name="Default">
      <style:table-cell-properties style:text-align-source="value-type" style:repeat-content="false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border="0.99pt solid #000000" style:vertical-align="bottom"/>
      <style:paragraph-properties fo:margin-left="0pt"/>
      <style:text-properties fo:color="#000000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/>
    </style:style>
    <style:style style:name="ce12" style:family="table-cell" style:parent-style-name="Default">
      <style:table-cell-properties style:text-align-source="value-type" style:repeat-content="false" fo:wrap-option="wrap" style:vertical-align="bottom"/>
      <style:text-properties fo:color="#ff0000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vertical-align="bottom"/>
      <style:text-properties fo:color="#000000" style:text-line-through-style="none" style:text-line-through-typ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style:text-align-source="value-type" style:repeat-content="false" fo:wrap-option="wrap" fo:border-left="none" fo:border-right="none" fo:border-top="none" style:vertical-align="bottom"/>
      <style:text-properties fo:color="#0000ff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99pt solid #000000" style:text-align-source="value-type" style:repeat-content="false" fo:wrap-option="wrap" fo:border-left="none" fo:border-right="0.99pt solid #000000" fo:border-top="none" style:vertical-align="bottom"/>
      <style:text-properties fo:color="#000000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99pt solid #000000" style:text-align-source="value-type" style:repeat-content="fals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fo:border="0.99pt solid #000000" style:vertical-align="bottom"/>
      <style:text-properties fo:color="#000000" style:text-line-through-style="none" style:text-line-through-type="none" style:font-name="Trebuchet MS" fo:font-size="10pt" fo:font-style="normal" style:text-underline-style="none" fo:font-weight="bold" style:font-name-asian="Trebuchet MS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99pt solid #000000" style:text-align-source="value-type" style:repeat-content="false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000000" style:text-align-source="value-type" style:repeat-content="fals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P1" style:family="paragraph">
      <loext:graphic-properties draw:fill="none"/>
      <style:paragraph-properties fo:margin-left="0pt" fo:margin-right="0pt" fo:text-align="start" fo:text-indent="0pt"/>
    </style:style>
  </office:automatic-styles>
  <office:body>
    <office:spreadsheet>
      <table:table table:name="Test Cas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ce11"/>
        <table:table-column table:style-name="co6" table:number-columns-repeated="768" table:default-cell-style-name="ce11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Sign In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13" office:value-type="string" calcext:value-type="string">
            <text:p>User Story #001 : As a System User I wants to Sign In before making any purchases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style-name="ce14" office:value-type="string" calcext:value-type="string">
            <text:p>Login (positive case)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Desired Response</text:p>
          </table:table-cell>
          <table:table-cell table:style-name="ce15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Preconditions :</text:p>
          </table:table-cell>
          <table:covered-table-cell table:number-columns-repeated="3" table:style-name="ce9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http://automationpractice.com/ main page opened and user not logged in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Username and password already created [email : asdf@asdf.com , pasw : 12345]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Ac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Click On the Sign In link</text:p>
          </table:table-cell>
          <table:table-cell table:style-name="ce16" office:value-type="string" calcext:value-type="string">
            <text:p>Page changed to http://automationpractice.com/index.php?controller=authentication&amp;back=my-account<text:line-break/>- Authentication page shown up with user and password textboxes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In the Already Registered section, fill the email textbox with "asdf@asdf.com" and press Tab key</text:p>
          </table:table-cell>
          <table:table-cell table:style-name="ce20" office:value-type="string" calcext:value-type="string">
            <text:p>- textbox filled<text:line-break/>- Email textBox background image changed to Green Check<text:line-break/><text:line-break/></text:p>
          </table:table-cell>
          <table:table-cell table:style-name="ce20">
            <draw:frame table:end-cell-address="'Test Case'.D10" table:end-x="71.01pt" table:end-y="37.76pt" draw:z-index="0" draw:name="image00.png" draw:style-name="gr1" draw:text-style-name="P1" svg:width="18.14pt" svg:height="36.48pt" svg:x="52.87pt" svg:y="1.28pt">
              <draw:image xlink:href="Pictures/10000201000000120000000E331F6D672DE83FEF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Fill the Password textbox with "12345" </text:p>
          </table:table-cell>
          <table:table-cell table:style-name="ce16" office:value-type="string" calcext:value-type="string">
            <text:p>textbox filled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Click on the Sign In button</text:p>
          </table:table-cell>
          <table:table-cell table:style-name="ce20" office:value-type="string" calcext:value-type="string">
            <text:p>- User succesfully logged in, page changed to Index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Click on Sign Out menu in Header</text:p>
          </table:table-cell>
          <table:table-cell table:style-name="ce20" office:value-type="string" calcext:value-type="string">
            <text:p>User succesfully signed out, back to home page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Post Condi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5"/>
          <table:table-cell table:style-name="ce16"/>
          <table:table-cell table:style-name="ce20" table:number-columns-repeated="2"/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14" office:value-type="string" calcext:value-type="string">
            <text:p>Login (negative case)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Desired Response</text:p>
          </table:table-cell>
          <table:table-cell table:style-name="ce15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Preconditions :</text:p>
          </table:table-cell>
          <table:covered-table-cell table:number-columns-repeated="3" table:style-name="ce9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http://automationpractice.com/ main page opened and user not logged in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Username and password already created [email : asdf@asdf.com ; pasw : 12345]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Ac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Click On the Sign In link</text:p>
          </table:table-cell>
          <table:table-cell table:style-name="ce16" office:value-type="string" calcext:value-type="string">
            <text:p>Page changed to http://automationpractice.com/index.php?controller=authentication&amp;back=my-account<text:line-break/>- Autententication page shown up with user and password textboxes</text:p>
          </table:table-cell>
          <table:table-cell table:style-name="ce20">
            <draw:frame table:end-cell-address="'Test Case'.D24" table:end-x="75.74pt" table:end-y="24.38pt" draw:z-index="1" draw:name="image01.png" draw:style-name="gr1" draw:text-style-name="P1" svg:width="10.49pt" svg:height="25.54pt" svg:x="65.25pt" svg:y="40.59pt">
              <draw:image xlink:href="Pictures/100002010000000E0000000E1F74E630643E3611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In the Already Registered section, fill the email textbox with incorrect email address format ie : "asdfasdf.com" <text:line-break/>and press Tab key</text:p>
          </table:table-cell>
          <table:table-cell table:style-name="ce20" office:value-type="string" calcext:value-type="string">
            <text:p>- textbox filled<text:line-break/>- Email Textbox background image changed to Red Cross<text:line-break/><text:line-break/>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Fill the Password textbox with "12345" </text:p>
          </table:table-cell>
          <table:table-cell table:style-name="ce16" office:value-type="string" calcext:value-type="string">
            <text:p>textbox filled</text:p>
          </table:table-cell>
          <table:table-cell table:style-name="ce20"/>
          <table:table-cell table:number-columns-repeated="1020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Click on the Sign In button</text:p>
          </table:table-cell>
          <table:table-cell table:style-name="ce20" office:value-type="string" calcext:value-type="string">
            <text:p>- Alert danger object showing Error status :</text:p>
            <text:p>1. Invalid Email Address</text:p>
          </table:table-cell>
          <table:table-cell table:style-name="ce20"/>
          <table:table-cell table:number-columns-repeated="1020"/>
        </table:table-row>
        <table:table-row table:style-name="ro7"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Fill the Password textbox with incorrect password "123456" </text:p>
          </table:table-cell>
          <table:table-cell table:style-name="ce16" office:value-type="string" calcext:value-type="string">
            <text:p>textbox filled</text:p>
          </table:table-cell>
          <table:table-cell table:style-name="ce20"/>
          <table:table-cell table:number-columns-repeated="1020"/>
        </table:table-row>
        <table:table-row table:style-name="ro8"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Click on the Sign In button</text:p>
          </table:table-cell>
          <table:table-cell table:style-name="ce20" office:value-type="string" calcext:value-type="string">
            <text:p>- Alert danger object showing Error status :</text:p>
            <text:p>1. Authentication Failed</text:p>
          </table:table-cell>
          <table:table-cell table:style-name="ce20"/>
          <table:table-cell table:number-columns-repeated="1020"/>
        </table:table-row>
        <table:table-row table:style-name="ro9"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Keep username and password empty, and click Sign In button</text:p>
          </table:table-cell>
          <table:table-cell table:style-name="ce20" office:value-type="string" calcext:value-type="string">
            <text:p>- Alert danger object showing Error status :</text:p>
            <text:p>1. An email address required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Post Condi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5"/>
          <table:table-cell table:style-name="ce16"/>
          <table:table-cell table:style-name="ce20" table:number-columns-repeated="2"/>
          <table:table-cell table:number-columns-repeated="1020"/>
        </table:table-row>
        <table:table-row table:style-name="ro5" table:number-rows-repeated="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2" office:value-type="float" office:value="1.3" calcext:value-type="float">
            <text:p>1.3</text:p>
          </table:table-cell>
          <table:table-cell table:style-name="ce14" office:value-type="string" calcext:value-type="string">
            <text:p>Forgot Password (Positive and Negative case)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Desired Response</text:p>
          </table:table-cell>
          <table:table-cell table:style-name="ce15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Preconditions :</text:p>
          </table:table-cell>
          <table:covered-table-cell table:number-columns-repeated="3" table:style-name="ce9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http://automationpractice.com/ main page opened and user not logged in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Username and password already created [email : asdf@asdf.com ; pasw : 12345]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Ac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Click On the Sign In link</text:p>
          </table:table-cell>
          <table:table-cell table:style-name="ce16" office:value-type="string" calcext:value-type="string">
            <text:p>Page changed to http://automationpractice.com/index.php?controller=authentication&amp;back=my-account<text:line-break/>- Authentication page shown up with user and password textboxes</text:p>
          </table:table-cell>
          <table:table-cell table:style-name="ce20"/>
          <table:table-cell table:number-columns-repeated="1020"/>
        </table:table-row>
        <table:table-row table:style-name="ro10"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Click on "Forgot your password?" link</text:p>
          </table:table-cell>
          <table:table-cell table:style-name="ce20" office:value-type="string" calcext:value-type="string">
            <text:p>Page changed to http://automationpractice.com/index.php?controller=password<text:line-break/>- Forgot Your Password section shown with email textbox and submit button<text:line-break/></text:p>
          </table:table-cell>
          <table:table-cell table:style-name="ce20"/>
          <table:table-cell table:number-columns-repeated="1020"/>
        </table:table-row>
        <table:table-row table:style-name="ro11"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Keep email textbox empty and click "Retrieve Password"</text:p>
          </table:table-cell>
          <table:table-cell table:style-name="ce20" office:value-type="string" calcext:value-type="string">
            <text:p>- Alert danger object showing Error status :</text:p>
            <text:p>1. Invalid Email Address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Fill the email textbox with incorrect email address, i,e : "asdfasdf.com" and press Tab keys</text:p>
          </table:table-cell>
          <table:table-cell table:style-name="ce16" office:value-type="string" calcext:value-type="string">
            <text:p>textbox filled</text:p>
          </table:table-cell>
          <table:table-cell table:style-name="ce20" office:value-type="string" calcext:value-type="string">
            <text:p>Bug #001 : </text:p>
          </table:table-cell>
          <table:table-cell table:number-columns-repeated="1020"/>
        </table:table-row>
        <table:table-row table:style-name="ro12"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Click on the "Retrieve Password" button</text:p>
          </table:table-cell>
          <table:table-cell table:style-name="ce20" office:value-type="string" calcext:value-type="string">
            <text:p>- Alert danger object showing Error status :</text:p>
            <text:p>1. Invalid Email Address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Fill the Password textbox with correct email "asdf@asdf.com" </text:p>
          </table:table-cell>
          <table:table-cell table:style-name="ce16" office:value-type="string" calcext:value-type="string">
            <text:p>textbox filled</text:p>
          </table:table-cell>
          <table:table-cell table:style-name="ce20"/>
          <table:table-cell table:number-columns-repeated="1020"/>
        </table:table-row>
        <table:table-row table:style-name="ro13"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Click on the "Retrieve Password" button</text:p>
          </table:table-cell>
          <table:table-cell table:style-name="ce20" office:value-type="string" calcext:value-type="string">
            <text:p>Info pops up : A confirmation email has been sent to your address: asdf@asdf.com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Click "Back to login" button</text:p>
          </table:table-cell>
          <table:table-cell table:style-name="ce16" office:value-type="string" calcext:value-type="string">
            <text:p>Page changed to http://automationpractice.com/index.php?controller=authentication&amp;back=my-account<text:line-break/>- Authentication page shown up with user and password textboxes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Post Condi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5"/>
          <table:table-cell table:style-name="ce16"/>
          <table:table-cell table:style-name="ce20" table:number-columns-repeated="2"/>
          <table:table-cell table:number-columns-repeated="1020"/>
        </table:table-row>
        <table:table-row table:style-name="ro5" table:number-rows-repeated="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urchase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9"/>
          <table:table-cell table:style-name="ce13" office:value-type="string" calcext:value-type="string">
            <text:p>User Story #002 : As a System User I wants to purchase item from the store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float" office:value="2.1" calcext:value-type="float">
            <text:p>2.1</text:p>
          </table:table-cell>
          <table:table-cell table:style-name="ce14" office:value-type="string" calcext:value-type="string">
            <text:p>Purchase an Item from QuickView (positive case)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0" office:value-type="string" calcext:value-type="string">
            <text:p>No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Desired Response</text:p>
          </table:table-cell>
          <table:table-cell table:style-name="ce17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Preconditions :</text:p>
          </table:table-cell>
          <table:covered-table-cell table:number-columns-repeated="3" table:style-name="ce9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http://automationpractice.com/ main page opened and user logged in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Username and password already created [email : asdf@asdf.com ; pasw : 12345]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Ac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14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Open Dresses link</text:p>
          </table:table-cell>
          <table:table-cell table:style-name="ce16" office:value-type="string" calcext:value-type="string">
            <text:p>Page changed to http://automationpractice.com/index.php?id_category=8&amp;controller=category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Hover on an Item, and click QuickView</text:p>
          </table:table-cell>
          <table:table-cell table:style-name="ce20" office:value-type="string" calcext:value-type="string">
            <text:p>QuickView dialogue from current item popped up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Change the number of Quantity using + button. i.e : 2</text:p>
          </table:table-cell>
          <table:table-cell table:style-name="ce20" office:value-type="string" calcext:value-type="string">
            <text:p>Quantity textbox value changed to "2"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Change the size dropdown. i.e : L</text:p>
          </table:table-cell>
          <table:table-cell table:style-name="ce16" office:value-type="string" calcext:value-type="string">
            <text:p>Size dropdown value changed to "L"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Change the color of the Item, i.e : Black</text:p>
          </table:table-cell>
          <table:table-cell table:style-name="ce20" office:value-type="string" calcext:value-type="string">
            <text:p>Item's product preview changed to Black item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Click "Add to chart" button</text:p>
          </table:table-cell>
          <table:table-cell table:style-name="ce16" office:value-type="string" calcext:value-type="string">
            <text:p>New dialogue pops up showing info : "Product successfully added to your shopping cart"<text:line-break/>- showing previous item that was added into chart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Click "Continue Shopping" button</text:p>
          </table:table-cell>
          <table:table-cell table:style-name="ce20" office:value-type="string" calcext:value-type="string">
            <text:p>Back into Dresses page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Hover on another Item, and click QuickView</text:p>
          </table:table-cell>
          <table:table-cell table:style-name="ce20" office:value-type="string" calcext:value-type="string">
            <text:p>QuickView dialogue from current item popped up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Change the number of Quantity using + button. i.e : 2</text:p>
          </table:table-cell>
          <table:table-cell table:style-name="ce20" office:value-type="string" calcext:value-type="string">
            <text:p>Quantity textbox value changed to "2"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Change the size dropdown. i.e : L</text:p>
          </table:table-cell>
          <table:table-cell table:style-name="ce16" office:value-type="string" calcext:value-type="string">
            <text:p>Size dropdown value changed to "L"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Change the color of the Item, i.e : Black</text:p>
          </table:table-cell>
          <table:table-cell table:style-name="ce20" office:value-type="string" calcext:value-type="string">
            <text:p>Item's product preview changed to Black item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Click "Add to chart" button</text:p>
          </table:table-cell>
          <table:table-cell table:style-name="ce16" office:value-type="string" calcext:value-type="string">
            <text:p>New dialogue pops up showing info : "Product successfully added to your shopping cart"<text:line-break/>- showing previous item that was added into chart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Click "Proceed to Checkout"</text:p>
          </table:table-cell>
          <table:table-cell table:style-name="ce16" office:value-type="string" calcext:value-type="string">
            <text:p>Page changed to Summary [http://automationpractice.com/index.php?controller=order]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Review the summary, Change the number of Quantity using + button. i.e : 3</text:p>
          </table:table-cell>
          <table:table-cell table:style-name="ce16" office:value-type="string" calcext:value-type="string">
            <text:p>Quantity textbox value changed to "3"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Click "Proceed to Checkout"</text:p>
          </table:table-cell>
          <table:table-cell table:style-name="ce16" office:value-type="string" calcext:value-type="string">
            <text:p>Page changed to Addresses [http://automationpractice.com/index.php?controller=order]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Click "Proceed to Checkout" again</text:p>
          </table:table-cell>
          <table:table-cell table:style-name="ce16" office:value-type="string" calcext:value-type="string">
            <text:p>Page changed to Shipping [http://automationpractice.com/index.php?controller=order]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Choose on one shipping option radio button, and check the Terms and Services Checkbox</text:p>
          </table:table-cell>
          <table:table-cell table:style-name="ce16" office:value-type="string" calcext:value-type="string">
            <text:p>Shipping option choosed, Terms and Services Checkbox Checked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Click "Proceed to Checkout"</text:p>
          </table:table-cell>
          <table:table-cell table:style-name="ce16" office:value-type="string" calcext:value-type="string">
            <text:p>Page changed to Payment [http://automationpractice.com/index.php?controller=order&amp;multi-shipping=]</text:p>
          </table:table-cell>
          <table:table-cell table:style-name="ce20"/>
          <table:table-cell table:number-columns-repeated="1020"/>
        </table:table-row>
        <table:table-row table:style-name="ro15"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Click "Pay by Bank Wire"</text:p>
          </table:table-cell>
          <table:table-cell table:style-name="ce16" office:value-type="string" calcext:value-type="string">
            <text:p>Page changed to Bank Wire Payment [http://automationpractice.com/index.php?fc=module&amp;module=bankwire&amp;controller=payment]<text:line-break/>- Under Bank Wire Payment section, information should be correct. (Total amount, etc)</text:p>
          </table:table-cell>
          <table:table-cell table:style-name="ce20"/>
          <table:table-cell table:number-columns-repeated="1020"/>
        </table:table-row>
        <table:table-row table:style-name="ro16"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Click "I Confirm my order"</text:p>
          </table:table-cell>
          <table:table-cell table:style-name="ce16" office:value-type="string" calcext:value-type="string">
            <text:p>Page changed to Order Confirmation [http://automationpractice.com/index.php?controller=order-confirmation&amp;id_cart=49077&amp;id_module=3&amp;id_order=3941&amp;key=a0937066f09fc7c99f51186ad481d0f7]<text:line-break/>- Your order on My Store is complete. Info appears<text:line-break/>- Check if the amount of payment if matched with current Purchase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Post Condi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5"/>
          <table:table-cell table:style-name="ce16"/>
          <table:table-cell table:style-name="ce20" table:number-columns-repeated="2"/>
          <table:table-cell table:number-columns-repeated="1020"/>
        </table:table-row>
        <table:table-row table:style-name="ro5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14" office:value-type="string" calcext:value-type="string">
            <text:p>Purchase an Item from Direct menu(positive case)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0" office:value-type="string" calcext:value-type="string">
            <text:p>No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Desired Response</text:p>
          </table:table-cell>
          <table:table-cell table:style-name="ce17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Preconditions :</text:p>
          </table:table-cell>
          <table:covered-table-cell table:number-columns-repeated="3" table:style-name="ce9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http://automationpractice.com/ main page opened and user logged in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Username and password already created [email : asdf@asdf.com ; pasw : 12345]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Ac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14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Open Dresses link</text:p>
          </table:table-cell>
          <table:table-cell table:style-name="ce16" office:value-type="string" calcext:value-type="string">
            <text:p>Page changed to http://automationpractice.com/index.php?id_category=8&amp;controller=category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Click "Add to chart" button on one item</text:p>
          </table:table-cell>
          <table:table-cell table:style-name="ce16" office:value-type="string" calcext:value-type="string">
            <text:p>New dialogue pops up showing info : "Product successfully added to your shopping cart"<text:line-break/>- showing previous item that was added into chart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Click "Proceed to Checkout"</text:p>
          </table:table-cell>
          <table:table-cell table:style-name="ce16" office:value-type="string" calcext:value-type="string">
            <text:p>Page changed to Summary [http://automationpractice.com/index.php?controller=order]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Review the summary, Change the number of Quantity using + button. i.e : 3</text:p>
          </table:table-cell>
          <table:table-cell table:style-name="ce16" office:value-type="string" calcext:value-type="string">
            <text:p>Quantity textbox value changed to "3"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Click "Proceed to Checkout"</text:p>
          </table:table-cell>
          <table:table-cell table:style-name="ce16" office:value-type="string" calcext:value-type="string">
            <text:p>Page changed to Addresses [http://automationpractice.com/index.php?controller=order]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Click "Proceed to Checkout" again</text:p>
          </table:table-cell>
          <table:table-cell table:style-name="ce16" office:value-type="string" calcext:value-type="string">
            <text:p>Page changed to Shipping [http://automationpractice.com/index.php?controller=order]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Choose on one shipping option radio button, and check the Terms and Services Checkbox</text:p>
          </table:table-cell>
          <table:table-cell table:style-name="ce16" office:value-type="string" calcext:value-type="string">
            <text:p>Shipping option choosed, Terms and Services Checkbox Checked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Click "Proceed to Checkout"</text:p>
          </table:table-cell>
          <table:table-cell table:style-name="ce16" office:value-type="string" calcext:value-type="string">
            <text:p>Page changed to Payment [http://automationpractice.com/index.php?controller=order&amp;multi-shipping=]</text:p>
          </table:table-cell>
          <table:table-cell table:style-name="ce20"/>
          <table:table-cell table:number-columns-repeated="1020"/>
        </table:table-row>
        <table:table-row table:style-name="ro15"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Click "Pay by Bank Wire"</text:p>
          </table:table-cell>
          <table:table-cell table:style-name="ce16" office:value-type="string" calcext:value-type="string">
            <text:p>Page changed to Bank Wire Payment [http://automationpractice.com/index.php?fc=module&amp;module=bankwire&amp;controller=payment]<text:line-break/>- Under Bank Wire Payment section, information should be correct. (Total amount, etc)</text:p>
          </table:table-cell>
          <table:table-cell table:style-name="ce20"/>
          <table:table-cell table:number-columns-repeated="1020"/>
        </table:table-row>
        <table:table-row table:style-name="ro16"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Click "I Confirm my order"</text:p>
          </table:table-cell>
          <table:table-cell table:style-name="ce16" office:value-type="string" calcext:value-type="string">
            <text:p>Page changed to Order Confirmation [http://automationpractice.com/index.php?controller=order-confirmation&amp;id_cart=49077&amp;id_module=3&amp;id_order=3941&amp;key=a0937066f09fc7c99f51186ad481d0f7]<text:line-break/>- Your order on My Store is complete. Info appears<text:line-break/>- Check if the amount of payment if matched with current Purchase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Post Condi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5"/>
          <table:table-cell table:style-name="ce16"/>
          <table:table-cell table:style-name="ce20" table:number-columns-repeated="2"/>
          <table:table-cell table:number-columns-repeated="1020"/>
        </table:table-row>
        <table:table-row table:style-name="ro5" table:number-rows-repeated="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14" office:value-type="string" calcext:value-type="string">
            <text:p>Purchase an Item from Direct menu and Payment by check (positive case)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0" office:value-type="string" calcext:value-type="string">
            <text:p>No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Desired Response</text:p>
          </table:table-cell>
          <table:table-cell table:style-name="ce17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Preconditions :</text:p>
          </table:table-cell>
          <table:covered-table-cell table:number-columns-repeated="3" table:style-name="ce9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http://automationpractice.com/ main page opened and user logged in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6" office:value-type="string" calcext:value-type="string">
            <text:p>Username and password already created [email : asdf@asdf.com ; pasw : 12345]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Ac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14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Open Dresses link</text:p>
          </table:table-cell>
          <table:table-cell table:style-name="ce16" office:value-type="string" calcext:value-type="string">
            <text:p>Page changed to http://automationpractice.com/index.php?id_category=8&amp;controller=category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Hover on an Item, and click QuickView</text:p>
          </table:table-cell>
          <table:table-cell table:style-name="ce20" office:value-type="string" calcext:value-type="string">
            <text:p>QuickView dialogue from current item popped up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Click "Add to chart" button on one item</text:p>
          </table:table-cell>
          <table:table-cell table:style-name="ce16" office:value-type="string" calcext:value-type="string">
            <text:p>New dialogue pops up showing info : "Product successfully added to your shopping cart"<text:line-break/>- showing previous item that was added into chart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Click "Proceed to Checkout"</text:p>
          </table:table-cell>
          <table:table-cell table:style-name="ce16" office:value-type="string" calcext:value-type="string">
            <text:p>Page changed to Summary [http://automationpractice.com/index.php?controller=order]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Review the summary, Change the number of Quantity using + button. i.e : 3</text:p>
          </table:table-cell>
          <table:table-cell table:style-name="ce16" office:value-type="string" calcext:value-type="string">
            <text:p>Quantity textbox value changed to "3"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Click "Proceed to Checkout"</text:p>
          </table:table-cell>
          <table:table-cell table:style-name="ce16" office:value-type="string" calcext:value-type="string">
            <text:p>Page changed to Addresses [http://automationpractice.com/index.php?controller=order]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Click "Proceed to Checkout" again</text:p>
          </table:table-cell>
          <table:table-cell table:style-name="ce16" office:value-type="string" calcext:value-type="string">
            <text:p>Page changed to Shipping [http://automationpractice.com/index.php?controller=order]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Choose on one shipping option radio button, and check the Terms and Services Checkbox</text:p>
          </table:table-cell>
          <table:table-cell table:style-name="ce16" office:value-type="string" calcext:value-type="string">
            <text:p>Shipping option choosed, Terms and Services Checkbox Checked</text:p>
          </table:table-cell>
          <table:table-cell table:style-name="ce20"/>
          <table:table-cell table:number-columns-repeated="1020"/>
        </table:table-row>
        <table:table-row table:style-name="ro14"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Click "Proceed to Checkout"</text:p>
          </table:table-cell>
          <table:table-cell table:style-name="ce16" office:value-type="string" calcext:value-type="string">
            <text:p>Page changed to Payment [http://automationpractice.com/index.php?controller=order&amp;multi-shipping=]</text:p>
          </table:table-cell>
          <table:table-cell table:style-name="ce20"/>
          <table:table-cell table:number-columns-repeated="1020"/>
        </table:table-row>
        <table:table-row table:style-name="ro15"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Click "Pay by Bank Check"</text:p>
          </table:table-cell>
          <table:table-cell table:style-name="ce16" office:value-type="string" calcext:value-type="string">
            <text:p>Page changed to Check Payment [http://automationpractice.com/index.php?fc=module&amp;module=bankwire&amp;controller=payment]<text:line-break/>- Under Bank Wire Payment section, information should be correct. (Total amount, etc)</text:p>
          </table:table-cell>
          <table:table-cell table:style-name="ce20"/>
          <table:table-cell table:number-columns-repeated="1020"/>
        </table:table-row>
        <table:table-row table:style-name="ro16"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Click "I Confirm my order"</text:p>
          </table:table-cell>
          <table:table-cell table:style-name="ce16" office:value-type="string" calcext:value-type="string">
            <text:p>Page changed to Order Confirmation [http://automationpractice.com/index.php?controller=order-confirmation&amp;id_cart=49077&amp;id_module=3&amp;id_order=3941&amp;key=a0937066f09fc7c99f51186ad481d0f7]<text:line-break/>- Your order on My Store is complete. Info appears<text:line-break/>- Check if the amount of payment if matched with current Purchase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Post Conditions : 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5"/>
          <table:table-cell table:style-name="ce16"/>
          <table:table-cell table:style-name="ce20" table:number-columns-repeated="2"/>
          <table:table-cell table:number-columns-repeated="1020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" style:display-name="PageStyle_Test C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6T14:58:52.189000000</dc:date>
    <meta:editing-duration>PT6M7S</meta:editing-duration>
    <meta:editing-cycles>1</meta:editing-cycles>
    <meta:document-statistic meta:table-count="1" meta:cell-count="256" meta:object-count="2"/>
    <meta:generator>LibreOffice/5.0.2.2$Windows_x86 LibreOffice_project/37b43f919e4de5eeaca9b9755ed688758a8251fe</meta:generator>
  </office:meta>
</office:document-meta>
</file>